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inherit" fo:font-weight="bold" style:font-weight-asian="bold" style:font-weight-complex="bold"/>
    </style:style>
    <style:style style:name="P2" style:family="paragraph" style:parent-style-name="Text_20_body">
      <style:text-properties style:font-name="inherit"/>
    </style:style>
    <style:style style:name="P3" style:family="paragraph" style:parent-style-name="Text_20_body">
      <style:text-properties style:font-name="inherit" fo:font-weight="bold" style:font-weight-asian="bold" style:font-weight-complex="bold"/>
    </style:style>
    <style:style style:name="P4" style:family="paragraph" style:parent-style-name="Text_20_body">
      <style:text-properties style:font-name="inherit" fo:font-weight="bold" officeooo:rsid="001a2535" officeooo:paragraph-rsid="001a2535" style:font-weight-asian="bold" style:font-weight-complex="bold"/>
    </style:style>
    <style:style style:name="P5" style:family="paragraph" style:parent-style-name="Text_20_body">
      <style:text-properties style:font-name="inherit" fo:font-weight="bold" officeooo:paragraph-rsid="001b3425" style:font-weight-asian="bold" style:font-weight-complex="bold"/>
    </style:style>
    <style:style style:name="P6" style:family="paragraph" style:parent-style-name="Text_20_body">
      <style:text-properties style:font-name="inherit" fo:font-weight="bold" officeooo:rsid="001b9dc6" officeooo:paragraph-rsid="001b9dc6" style:font-weight-asian="bold" style:font-weight-complex="bold"/>
    </style:style>
    <style:style style:name="P7" style:family="paragraph" style:parent-style-name="Text_20_body">
      <style:text-properties style:font-name="inherit" fo:font-weight="bold" officeooo:rsid="0026671c" officeooo:paragraph-rsid="0026671c" style:font-weight-asian="bold" style:font-weight-complex="bold"/>
    </style:style>
    <style:style style:name="P8" style:family="paragraph" style:parent-style-name="Text_20_body">
      <style:text-properties style:font-name="inherit" fo:font-weight="bold" officeooo:paragraph-rsid="0026671c" style:font-weight-asian="bold" style:font-weight-complex="bold"/>
    </style:style>
    <style:style style:name="P9" style:family="paragraph" style:parent-style-name="Text_20_body" style:list-style-name="L1">
      <style:text-properties style:font-name="inherit"/>
    </style:style>
    <style:style style:name="P10" style:family="paragraph" style:parent-style-name="Text_20_body">
      <style:text-properties style:font-name="inherit" fo:font-weight="normal" officeooo:paragraph-rsid="001a8c92" style:font-weight-asian="normal" style:font-weight-complex="normal"/>
    </style:style>
    <style:style style:name="P11" style:family="paragraph" style:parent-style-name="Text_20_body">
      <style:text-properties style:font-name="inherit" fo:font-weight="normal" officeooo:rsid="001b9dc6" officeooo:paragraph-rsid="001b9dc6" style:font-weight-asian="normal" style:font-weight-complex="normal"/>
    </style:style>
    <style:style style:name="P12" style:family="paragraph" style:parent-style-name="Text_20_body">
      <style:text-properties style:font-name="inherit" fo:font-weight="normal" officeooo:rsid="001b9dc6" officeooo:paragraph-rsid="0020ddad" style:font-weight-asian="normal" style:font-weight-complex="normal"/>
    </style:style>
    <style:style style:name="P13" style:family="paragraph" style:parent-style-name="Text_20_body">
      <style:text-properties style:font-name="inherit" style:text-underline-style="solid" style:text-underline-width="auto" style:text-underline-color="font-color" fo:font-weight="bold" officeooo:rsid="001ca533" officeooo:paragraph-rsid="001ca533" style:font-weight-asian="bold" style:font-weight-complex="bold"/>
    </style:style>
    <style:style style:name="P14" style:family="paragraph" style:parent-style-name="Text_20_body" style:list-style-name="L1">
      <style:text-properties officeooo:rsid="0010205d" officeooo:paragraph-rsid="0010205d"/>
    </style:style>
    <style:style style:name="P15" style:family="paragraph" style:parent-style-name="Text_20_body">
      <style:text-properties fo:font-weight="bold" officeooo:rsid="0010205d" officeooo:paragraph-rsid="0010205d" style:font-weight-asian="bold" style:font-weight-complex="bold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officeooo:paragraph-rsid="0010205d"/>
    </style:style>
    <style:style style:name="P18" style:family="paragraph" style:parent-style-name="Text_20_body">
      <style:text-properties style:font-name="inherit" officeooo:rsid="00077985" officeooo:paragraph-rsid="00147ba7"/>
    </style:style>
    <style:style style:name="P19" style:family="paragraph" style:parent-style-name="Text_20_body">
      <style:text-properties officeooo:paragraph-rsid="00147ba7"/>
    </style:style>
    <style:style style:name="P20" style:family="paragraph" style:parent-style-name="Text_20_body" style:list-style-name="L3"/>
    <style:style style:name="T1" style:family="text">
      <style:text-properties style:font-name="inherit"/>
    </style:style>
    <style:style style:name="T2" style:family="text">
      <style:text-properties style:font-name="inherit" officeooo:rsid="0010205d"/>
    </style:style>
    <style:style style:name="T3" style:family="text">
      <style:text-properties style:font-name="inherit" fo:font-weight="bold" style:font-weight-asian="bold" style:font-weight-complex="bold"/>
    </style:style>
    <style:style style:name="T4" style:family="text">
      <style:text-properties officeooo:rsid="0010205d"/>
    </style:style>
    <style:style style:name="T5" style:family="text">
      <style:text-properties officeooo:rsid="00127baf"/>
    </style:style>
    <style:style style:name="T6" style:family="text">
      <style:text-properties style:font-name="inherit" fo:font-weight="normal" officeooo:rsid="0000e710" style:font-weight-asian="normal" style:font-weight-complex="normal"/>
    </style:style>
    <style:style style:name="T7" style:family="text">
      <style:text-properties style:font-name="inherit" fo:font-weight="normal" officeooo:rsid="0003649a" style:font-weight-asian="normal" style:font-weight-complex="normal"/>
    </style:style>
    <style:style style:name="T8" style:family="text">
      <style:text-properties style:font-name="inherit" fo:font-weight="normal" officeooo:rsid="00147ba7" style:font-weight-asian="normal" style:font-weight-complex="normal"/>
    </style:style>
    <style:style style:name="T9" style:family="text">
      <style:text-properties style:font-name="inherit" fo:font-weight="bold" officeooo:rsid="0000e710" style:font-weight-asian="normal" style:font-weight-complex="normal"/>
    </style:style>
    <style:style style:name="T10" style:family="text">
      <style:text-properties style:font-name="inherit" fo:font-weight="bold" officeooo:rsid="0000e710" style:font-weight-asian="bold" style:font-weight-complex="bold"/>
    </style:style>
    <style:style style:name="T11" style:family="text">
      <style:text-properties style:font-name="inherit" fo:font-weight="bold" officeooo:rsid="0003649a" style:font-weight-asian="bold" style:font-weight-complex="bold"/>
    </style:style>
    <style:style style:name="T12" style:family="text">
      <style:text-properties style:font-name="inherit" style:text-underline-style="solid" style:text-underline-width="auto" style:text-underline-color="font-color" fo:font-weight="bold" officeooo:rsid="0005ab96" style:font-weight-asian="bold" style:font-weight-complex="bold"/>
    </style:style>
    <style:style style:name="T13" style:family="text">
      <style:text-properties style:font-name="inherit" officeooo:rsid="00077985"/>
    </style:style>
    <style:style style:name="T14" style:family="text">
      <style:text-properties style:font-name="inherit" officeooo:rsid="0005ab96"/>
    </style:style>
    <style:style style:name="T15" style:family="text">
      <style:text-properties style:font-name="inherit" officeooo:rsid="00147ba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0e710" style:font-weight-asian="normal" style:font-weight-complex="normal"/>
    </style:style>
    <style:style style:name="T18" style:family="text">
      <style:text-properties officeooo:rsid="001a8c92"/>
    </style:style>
    <style:style style:name="T19" style:family="text">
      <style:text-properties officeooo:rsid="001b3425"/>
    </style:style>
    <style:style style:name="T20" style:family="text">
      <style:text-properties officeooo:rsid="001f6d17"/>
    </style:style>
    <style:style style:name="T21" style:family="text">
      <style:text-properties officeooo:rsid="0020ddad"/>
    </style:style>
    <style:style style:name="T22" style:family="text">
      <style:text-properties officeooo:rsid="002342fa"/>
    </style:style>
    <style:style style:name="T23" style:family="text">
      <style:text-properties officeooo:rsid="0026671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ox Bindings:</text:p>
      <text:p text:style-name="P3">- overflow property (visible, auto, hidden, scroll)</text:p>
      <text:p text:style-name="P3"/>
      <text:p text:style-name="Text_20_body"><text:span text:style-name="T1">The </text:span><text:span text:style-name="Source_20_Text"><text:span text:style-name="T1">overflow</text:span></text:span><text:span text:style-name="T1"> property </text:span><text:span text:style-name="T2">defines</text:span><text:span text:style-name="T1"> whether to clip content or to add scrollbars when the content of an element is too big to fit in a specified area.</text:span></text:p>
      <text:p text:style-name="P15"><text:span text:style-name="T1">Values of overflow property:</text:span></text:p>
      <text:p text:style-name="Text_20_body"><text:span text:style-name="T1"/></text:p>
      <text:list xml:id="list7858961567292371295" text:style-name="L1">
        <text:list-item>
          <text:p text:style-name="P16"><text:span text:style-name="Source_20_Text"><text:span text:style-name="T3">hidden</text:span></text:span><text:span text:style-name="T3"> -</text:span><text:span text:style-name="T1"> The overflow is clipped, and the rest of the content will be invisible. </text:span></text:p>
          <text:p text:style-name="P14"><text:span text:style-name="T1">Code:div {<text:line-break/><text:tab/><text:tab/> overflow: hidden;<text:line-break/>} </text:span></text:p>
        </text:list-item>
        <text:list-item>
          <text:p text:style-name="P17"><text:span text:style-name="Source_20_Text"><text:span text:style-name="T3">scroll</text:span></text:span><text:span text:style-name="T3"> - </text:span><text:span text:style-name="T1">The overflow is clipped, but a scrollbar is added to see the rest of the content.</text:span></text:p>
          <text:p text:style-name="P17"><text:span text:style-name="T2">Code:</text:span><text:span text:style-name="T1"> div {<text:line-break/><text:tab/><text:tab/> overflow: </text:span><text:span text:style-name="T2">scroll</text:span><text:span text:style-name="T1">;<text:line-break/>} </text:span></text:p>
        </text:list-item>
        <text:list-item>
          <text:p text:style-name="P17"><text:span text:style-name="Source_20_Text"><text:span text:style-name="T3">auto</text:span></text:span><text:span text:style-name="T3"> -</text:span><text:span text:style-name="T1"> If overflow is clipped, a scrollbar should be added to see the rest of the content.</text:span></text:p>
          <text:p text:style-name="P9"><text:span text:style-name="T4">Code:</text:span>div {<text:line-break/><text:tab/><text:tab/> overflow: auto;<text:line-break/>} </text:p>
        </text:list-item>
        <text:list-item>
          <text:p text:style-name="P17"><text:span text:style-name="Source_20_Text"><text:span text:style-name="T3">visible</text:span></text:span><text:span text:style-name="T3"> -</text:span><text:span text:style-name="T1"> Default. The overflow is not clipped. It renders outside the element's box. </text:span></text:p>
          <text:p text:style-name="P9"><text:span text:style-name="T4">Code</text:span>:div {<text:line-break/> <text:tab/>width: 200px;<text:line-break/><text:tab/> <text:tab/>height: 50px;<text:line-break/> <text:tab/>background-color:<text:span text:style-name="T5">lightblue</text:span>;<text:line-break/> <text:tab/>overflow: visible;<text:line-break/>}</text:p>
          <text:p text:style-name="P9"/>
        </text:list-item>
      </text:list>
      <text:p text:style-name="P3"/>
      <text:p text:style-name="P3">Position</text:p>
      <text:p text:style-name="P3">-Elements have a position value of static by default:</text:p>
      <text:p text:style-name="P3">- Learn about static / relative / absolute / fixed</text:p>
      <text:p text:style-name="P19"><text:soft-page-break/><text:span text:style-name="Source_20_Text"><text:span text:style-name="T6">The </text:span></text:span><text:span text:style-name="Source_20_Text"><text:span text:style-name="T9">z-index</text:span></text:span><text:span text:style-name="Source_20_Text"><text:span text:style-name="T6"> property specifies the </text:span></text:span><text:span text:style-name="Source_20_Text"><text:span text:style-name="T9">stack order</text:span></text:span><text:span text:style-name="Source_20_Text"><text:span text:style-name="T6"> of an element.</text:span></text:span></text:p>
      <text:p text:style-name="P19"><text:span text:style-name="Source_20_Text"><text:span text:style-name="T10">Note:</text:span></text:span><text:span text:style-name="Source_20_Text"><text:span text:style-name="T6"> </text:span></text:span><text:span text:style-name="Source_20_Text"><text:span text:style-name="T9">z-index</text:span></text:span><text:span text:style-name="Source_20_Text"><text:span text:style-name="T6"> only works on positioned elements </text:span></text:span><text:span text:style-name="Source_20_Text"><text:span text:style-name="T7">like:</text:span></text:span></text:p>
      <text:p text:style-name="P19"><text:span text:style-name="Source_20_Text"><text:span text:style-name="T8">1.position:static</text:span></text:span></text:p>
      <text:p text:style-name="Text_20_body"><text:span text:style-name="Source_20_Text"><text:span text:style-name="T1">HTML elements are positioned static by default.</text:span></text:span></text:p>
      <text:p text:style-name="P2">Static positioned elements are not affected by the top, bottom, left, and right properties.</text:p>
      <text:p text:style-name="Text_20_body"><text:span text:style-name="Source_20_Text"><text:span text:style-name="T1"/></text:span></text:p>
      <text:p text:style-name="P19"><text:span text:style-name="Source_20_Text"><text:span text:style-name="T8">2</text:span></text:span><text:span text:style-name="Source_20_Text"><text:span text:style-name="T7">.</text:span></text:span><text:span text:style-name="Source_20_Text"><text:span text:style-name="T6">position:absolute</text:span></text:span></text:p>
      <text:p text:style-name="P19"><text:span text:style-name="Source_20_Text"><text:span text:style-name="T6">An element with </text:span></text:span><text:span text:style-name="Source_20_Text"><text:span text:style-name="T17">position: absolute;</text:span></text:span><text:span text:style-name="Source_20_Text"><text:span text:style-name="T6"> is positioned relative to the nearest positioned ancestor (instead of positioned relative to the viewport, like fixed).</text:span></text:span></text:p>
      <text:p text:style-name="P19"><text:span text:style-name="Source_20_Text"><text:span text:style-name="T6"/></text:span></text:p>
      <text:p text:style-name="P19"><text:span text:style-name="Source_20_Text"><text:span text:style-name="T8">3</text:span></text:span><text:span text:style-name="Source_20_Text"><text:span text:style-name="T7">.</text:span></text:span><text:span text:style-name="Source_20_Text"><text:span text:style-name="T6"> position:relative</text:span></text:span></text:p>
      <text:p text:style-name="P19"><text:span text:style-name="Source_20_Text"><text:span text:style-name="T6">An element with </text:span></text:span><text:span text:style-name="Source_20_Text"><text:span text:style-name="T17">position: relative;</text:span></text:span><text:span text:style-name="Source_20_Text"><text:span text:style-name="T6"> is positioned relative to its normal position.</text:span></text:span></text:p>
      <text:p text:style-name="P19"><text:span text:style-name="Source_20_Text"><text:span text:style-name="T6"/></text:span></text:p>
      <text:p text:style-name="P19"><text:span text:style-name="Source_20_Text"><text:span text:style-name="T8">4</text:span></text:span><text:span text:style-name="Source_20_Text"><text:span text:style-name="T7">.</text:span></text:span><text:span text:style-name="Source_20_Text"><text:span text:style-name="T6">position:fixed</text:span></text:span></text:p>
      <text:p text:style-name="P19"><text:span text:style-name="Source_20_Text"><text:span text:style-name="T6">A fixed element does not leave a gap in the page where it would normally have been located.</text:span></text:span></text:p>
      <text:p text:style-name="P2">Notice the fixed element in the lower-right corner of the page.</text:p>
      <text:p text:style-name="P19"><text:span text:style-name="Source_20_Text"><text:span text:style-name="T6"/></text:span></text:p>
      <text:p text:style-name="P19"><text:span text:style-name="Source_20_Text"><text:span text:style-name="T11">Example:</text:span></text:span></text:p>
      <text:p text:style-name="P19"><text:span text:style-name="Source_20_Text"><text:span text:style-name="T12">Demo:</text:span></text:span></text:p>
      <text:p text:style-name="P19"><text:span text:style-name="Source_20_Text"><text:span text:style-name="T13">&lt;style&gt;</text:span></text:span></text:p>
      <text:p text:style-name="P19"><text:span text:style-name="Source_20_Text"><text:span text:style-name="T13"><text:tab/>div.relative {</text:span></text:span></text:p>
      <text:p text:style-name="P19"><text:span text:style-name="Source_20_Text"><text:span text:style-name="T13"><text:s text:c="4"/><text:tab/><text:tab/><text:tab/>position: relative;</text:span></text:span></text:p>
      <text:p text:style-name="P19"><text:span text:style-name="Source_20_Text"><text:span text:style-name="T13"><text:s text:c="4"/><text:tab/><text:tab/><text:tab/>width: 400px;</text:span></text:span></text:p>
      <text:p text:style-name="P19"><text:span text:style-name="Source_20_Text"><text:span text:style-name="T13"><text:s text:c="4"/><text:tab/><text:tab/><text:tab/>height: 200px;</text:span></text:span></text:p>
      <text:p text:style-name="P19"><text:span text:style-name="Source_20_Text"><text:span text:style-name="T13"><text:s text:c="4"/><text:tab/><text:tab/><text:tab/>border: 3px solid #73AD21;</text:span></text:span></text:p>
      <text:p text:style-name="P19"><text:span text:style-name="Source_20_Text"><text:span text:style-name="T13"><text:tab/>} </text:span></text:span></text:p>
      <text:p text:style-name="Text_20_body"><text:span text:style-name="Source_20_Text"><text:span text:style-name="T13"><text:tab/></text:span></text:span><text:span text:style-name="Source_20_Text"><text:span text:style-name="T1">div.static {<text:line-break/> <text:tab/><text:tab/>position: static;<text:line-break/> <text:tab/><text:tab/>border: 3px solid #73AD21;<text:line-break/><text:tab/>}</text:span></text:span></text:p>
      <text:p text:style-name="P19"><text:soft-page-break/><text:span text:style-name="Source_20_Text"><text:span text:style-name="T13"><text:tab/>div.absolute {</text:span></text:span></text:p>
      <text:p text:style-name="P19"><text:span text:style-name="Source_20_Text"><text:span text:style-name="T13"><text:s text:c="4"/><text:tab/><text:tab/>position: absolute;</text:span></text:span></text:p>
      <text:p text:style-name="P19"><text:span text:style-name="Source_20_Text"><text:span text:style-name="T13"><text:s text:c="4"/><text:tab/><text:tab/>top: 80px;</text:span></text:span></text:p>
      <text:p text:style-name="P19"><text:span text:style-name="Source_20_Text"><text:span text:style-name="T13"><text:s text:c="4"/><text:tab/><text:tab/>right: 0;</text:span></text:span></text:p>
      <text:p text:style-name="P19"><text:span text:style-name="Source_20_Text"><text:span text:style-name="T13"><text:s text:c="4"/><text:tab/><text:tab/>width: 200px;</text:span></text:span></text:p>
      <text:p text:style-name="P19"><text:span text:style-name="Source_20_Text"><text:span text:style-name="T13"><text:s text:c="4"/><text:tab/><text:tab/>height: 100px;</text:span></text:span></text:p>
      <text:p text:style-name="P19"><text:span text:style-name="Source_20_Text"><text:span text:style-name="T13"><text:s text:c="4"/><text:tab/><text:tab/>border: 3px solid #73AD21;</text:span></text:span></text:p>
      <text:p text:style-name="P19"><text:span text:style-name="Source_20_Text"><text:span text:style-name="T13"><text:tab/>}</text:span></text:span></text:p>
      <text:p text:style-name="P19"><text:span text:style-name="Source_20_Text"><text:span text:style-name="T13"><text:tab/>div.fixed {</text:span></text:span></text:p>
      <text:p text:style-name="P19"><text:span text:style-name="Source_20_Text"><text:span text:style-name="T13"><text:s text:c="4"/><text:tab/><text:tab/>position: fixed;</text:span></text:span></text:p>
      <text:p text:style-name="P19"><text:span text:style-name="Source_20_Text"><text:span text:style-name="T13"><text:s text:c="3"/><text:tab/><text:tab/> bottom: 0;</text:span></text:span></text:p>
      <text:p text:style-name="P19"><text:span text:style-name="Source_20_Text"><text:span text:style-name="T13"><text:s text:c="3"/><text:tab/><text:tab/> right: 0;</text:span></text:span></text:p>
      <text:p text:style-name="P19"><text:span text:style-name="Source_20_Text"><text:span text:style-name="T13"><text:s text:c="4"/><text:tab/><text:tab/>width: 300px;</text:span></text:span></text:p>
      <text:p text:style-name="P19"><text:span text:style-name="Source_20_Text"><text:span text:style-name="T13"><text:s text:c="4"/><text:tab/><text:tab/>border: 3px solid #73AD21;</text:span></text:span></text:p>
      <text:p text:style-name="P19"><text:span text:style-name="Source_20_Text"><text:span text:style-name="T13"><text:tab/>}</text:span></text:span></text:p>
      <text:p text:style-name="P19"><text:span text:style-name="Source_20_Text"><text:span text:style-name="T13">&lt;/style&gt;</text:span></text:span></text:p>
      <text:p text:style-name="P19"><text:span text:style-name="Source_20_Text"><text:span text:style-name="T13"/></text:span></text:p>
      <text:p text:style-name="P19"><text:span text:style-name="Source_20_Text"><text:span text:style-name="T13"/></text:span></text:p>
      <text:p text:style-name="P19"><text:span text:style-name="Source_20_Text"><text:span text:style-name="T13">&lt;body&gt;</text:span></text:span></text:p>
      <text:p text:style-name="P19"><text:span text:style-name="Source_20_Text"><text:span text:style-name="T14"><text:tab/><text:tab/>&lt;h1 style="background-color: <text:tab/><text:tab/><text:tab/><text:tab/><text:tab/><text:tab/><text:tab/><text:tab/>black;color:white;"&gt;position:</text:span></text:span><text:span text:style-name="Source_20_Text"><text:span text:style-name="T15">static,</text:span></text:span><text:span text:style-name="Source_20_Text"><text:span text:style-name="T14">absolute,relative,fixed&lt;/h1&gt;</text:span></text:span></text:p>
      <text:p text:style-name="P19"><text:span text:style-name="Source_20_Text"><text:span text:style-name="T14"><text:tab/><text:tab/>&lt;hr&gt;</text:span></text:span></text:p>
      <text:p text:style-name="P19"><text:span text:style-name="Source_20_Text"><text:span text:style-name="T14"><text:tab/><text:tab/>&lt;div class="relative"&gt;This div element has position: relative;</text:span></text:span></text:p>
      <text:p text:style-name="P19"><text:span text:style-name="Source_20_Text"><text:span text:style-name="T14"><text:tab/><text:tab/><text:tab/></text:span></text:span><text:span text:style-name="Source_20_Text"><text:span text:style-name="T15">&lt;div class="static"&gt;</text:span></text:span></text:p>
      <text:p text:style-name="P19"><text:span text:style-name="Source_20_Text"><text:span text:style-name="T15"><text:tab/><text:tab/><text:tab/><text:tab/>This div element has position: static;</text:span></text:span></text:p>
      <text:p text:style-name="P19"><text:span text:style-name="Source_20_Text"><text:span text:style-name="T15"><text:tab/><text:tab/><text:tab/><text:tab/><text:tab/></text:span></text:span><text:span text:style-name="Source_20_Text"><text:span text:style-name="T14">&lt;div class="absolute"&gt;This div element has <text:tab/><text:tab/><text:tab/><text:tab/><text:tab/><text:tab/><text:tab/>position: absolute;</text:span></text:span></text:p>
      <text:p text:style-name="P19"><text:span text:style-name="Source_20_Text"><text:span text:style-name="T14"><text:s text:c="2"/><text:tab/><text:tab/><text:tab/><text:tab/><text:tab/><text:tab/>&lt;div class="fixed"&gt;This div element has <text:tab/><text:tab/><text:tab/><text:tab/><text:tab/><text:tab/><text:tab/>position:fixed;</text:span></text:span></text:p>
      <text:p text:style-name="P19"><text:span text:style-name="Source_20_Text"><text:span text:style-name="T14"><text:tab/><text:tab/><text:tab/><text:tab/><text:tab/><text:tab/></text:span></text:span><text:span text:style-name="Source_20_Text"><text:span text:style-name="T15">&lt;/div&gt;</text:span></text:span></text:p>
      <text:p text:style-name="P19"><text:span text:style-name="Source_20_Text"><text:span text:style-name="T14"><text:tab/><text:tab/><text:tab/><text:tab/><text:tab/>&lt;/div&gt; <text:s/></text:span></text:span></text:p>
      <text:p text:style-name="P19"><text:soft-page-break/><text:span text:style-name="Source_20_Text"><text:span text:style-name="T14"><text:s/><text:tab/><text:tab/><text:tab/>&lt;/div&gt;</text:span></text:span></text:p>
      <text:p text:style-name="P19"><text:span text:style-name="Source_20_Text"><text:span text:style-name="T14"><text:tab/><text:tab/>&lt;/div&gt;</text:span></text:span></text:p>
      <text:p text:style-name="P18">&lt;/body&gt;</text:p>
      <text:p text:style-name="P2"/>
      <text:p text:style-name="P3"/>
      <text:p text:style-name="P3"/>
      <text:p text:style-name="P3">Z-index</text:p>
      <text:p text:style-name="P5">- Manually adjusting overlap</text:p>
      <text:p text:style-name="P5">-No z-index or equal z-index = overlap determined by placement in DOM).</text:p>
      <text:p text:style-name="P5"><text:s/>-Higher values appear above lower values</text:p>
      <text:p text:style-name="P5"><text:s/>-Elements must be positioned for z-index to take efect. Use relative if you're not interested in moving the object.</text:p>
      <text:p text:style-name="P5"/>
      <text:p text:style-name="P4">(Ans).</text:p>
      <text:p text:style-name="P10">The css property z-index only works on positioned elements.</text:p>
      <text:p text:style-name="P10"><text:span text:style-name="T18">It</text:span> mean<text:span text:style-name="T18">s</text:span> elements must be position absolute, fixed or relative in order for the z-index property to take effect. </text:p>
      <text:p text:style-name="P10">The higher the z-index the closer to the front it will appear.<text:span text:style-name="T19">It</text:span> can be positive or negative.</text:p>
      <text:p text:style-name="P13">I <text:s/>took one example to practice the entire concept of Z-index:</text:p>
      <text:p text:style-name="P13">please see the below sample code:</text:p>
      <text:p text:style-name="P6"/>
      <text:p text:style-name="P6">Demo:</text:p>
      <text:p text:style-name="P6"><text:s/><text:span text:style-name="T16">&lt;html&gt;</text:span></text:p>
      <text:p text:style-name="P11"><text:s text:c="3"/><text:tab/>&lt;head&gt;</text:p>
      <text:p text:style-name="P11"><text:s text:c="5"/><text:tab/><text:tab/>&lt;title&gt;Title&lt;/title&gt;</text:p>
      <text:p text:style-name="P11"><text:s text:c="5"/><text:tab/><text:tab/><text:tab/>&lt;style type="text/css"&gt;</text:p>
      <text:p text:style-name="P11"><text:s text:c="5"/><text:tab/><text:tab/><text:tab/><text:tab/>.red, .green, .blue {</text:p>
      <text:p text:style-name="P11"><text:s text:c="2"/><text:tab/><text:tab/><text:tab/><text:tab/><text:tab/><text:tab/>position: absolute;</text:p>
      <text:p text:style-name="P11"><text:s text:c="2"/><text:tab/><text:tab/><text:tab/><text:tab/><text:tab/><text:tab/>width: <text:span text:style-name="T20">25</text:span>0px;</text:p>
      <text:p text:style-name="P11"><text:tab/><text:tab/><text:tab/><text:tab/><text:tab/><text:tab/><text:span text:style-name="T20">height:100px;</text:span></text:p>
      <text:p text:style-name="P11"><text:soft-page-break/><text:s text:c="2"/><text:tab/><text:tab/><text:tab/><text:tab/><text:tab/><text:tab/>color: white;</text:p>
      <text:p text:style-name="P11"><text:s text:c="2"/><text:tab/><text:tab/><text:tab/><text:tab/><text:tab/><text:tab/>line-height: 100px;</text:p>
      <text:p text:style-name="P11"><text:s/><text:tab/><text:tab/><text:tab/><text:tab/><text:tab/><text:tab/> text-align: center;</text:p>
      <text:p text:style-name="P11"><text:tab/><text:tab/><text:tab/><text:tab/><text:tab/>}</text:p>
      <text:p text:style-name="P11"/>
      <text:p text:style-name="P11"><text:tab/><text:tab/><text:tab/><text:tab/><text:tab/>.red {</text:p>
      <text:p text:style-name="P11"><text:s text:c="3"/><text:tab/><text:tab/><text:tab/><text:tab/><text:tab/><text:tab/>z-index: -1;<text:tab/></text:p>
      <text:p text:style-name="P11"><text:s text:c="2"/><text:tab/><text:tab/><text:tab/><text:tab/><text:tab/><text:tab/>top: 20px;</text:p>
      <text:p text:style-name="P11"><text:s text:c="2"/><text:tab/><text:tab/><text:tab/><text:tab/><text:tab/><text:tab/>left: 20px;</text:p>
      <text:p text:style-name="P11"><text:s text:c="2"/><text:tab/><text:tab/><text:tab/><text:tab/><text:tab/><text:tab/>background: red;</text:p>
      <text:p text:style-name="P11"><text:tab/><text:tab/><text:tab/><text:tab/><text:tab/>}</text:p>
      <text:p text:style-name="P11"/>
      <text:p text:style-name="P11"><text:tab/><text:tab/><text:tab/><text:tab/><text:tab/>.green {</text:p>
      <text:p text:style-name="P11"><text:tab/><text:tab/><text:tab/><text:tab/><text:tab/><text:tab/><text:span text:style-name="T21">z-index:1;</text:span></text:p>
      <text:p text:style-name="P12"><text:tab/><text:tab/><text:tab/><text:tab/><text:tab/><text:tab/>top: 60px;</text:p>
      <text:p text:style-name="P11"><text:s text:c="2"/><text:tab/><text:tab/><text:tab/><text:tab/><text:tab/><text:tab/>left: 60px;</text:p>
      <text:p text:style-name="P11"><text:s text:c="2"/><text:tab/><text:tab/><text:tab/><text:tab/><text:tab/><text:tab/>background: green;</text:p>
      <text:p text:style-name="P11"><text:tab/><text:tab/><text:tab/><text:tab/><text:tab/>}</text:p>
      <text:p text:style-name="P11"><text:tab/><text:tab/><text:tab/><text:tab/><text:tab/>.blue {</text:p>
      <text:p text:style-name="P12"><text:tab/><text:tab/><text:tab/><text:tab/><text:tab/><text:tab/><text:span text:style-name="T21">z-index:-1;</text:span></text:p>
      <text:p text:style-name="P11"><text:s text:c="2"/><text:tab/><text:tab/><text:tab/><text:tab/><text:tab/><text:tab/>top: 100px;</text:p>
      <text:p text:style-name="P11"><text:s text:c="2"/><text:tab/><text:tab/><text:tab/><text:tab/><text:tab/><text:tab/>left: 100px;</text:p>
      <text:p text:style-name="P11"><text:s text:c="2"/><text:tab/><text:tab/><text:tab/><text:tab/><text:tab/><text:tab/>background: blue;</text:p>
      <text:p text:style-name="P11"><text:tab/><text:tab/><text:tab/><text:tab/><text:tab/>}</text:p>
      <text:p text:style-name="P11"><text:tab/><text:tab/><text:tab/>&lt;/style&gt;</text:p>
      <text:p text:style-name="P11"><text:s text:c="3"/><text:tab/><text:tab/>&lt;/head&gt;</text:p>
      <text:p text:style-name="P11"><text:s text:c="3"/><text:tab/><text:tab/>&lt;body&gt;</text:p>
      <text:p text:style-name="P11"><text:s text:c="4"/><text:tab/><text:tab/><text:tab/>&lt;div&gt;</text:p>
      <text:p text:style-name="P11"><text:s text:c="2"/><text:tab/><text:tab/><text:tab/><text:tab/>&lt;span class="red"&gt;Red&lt;/span&gt;</text:p>
      <text:p text:style-name="P11"><text:tab/><text:tab/><text:tab/>&lt;/div&gt;</text:p>
      <text:p text:style-name="P11"><text:tab/><text:tab/><text:tab/>&lt;div&gt;</text:p>
      <text:p text:style-name="P11"><text:soft-page-break/><text:s text:c="2"/><text:tab/><text:tab/><text:tab/><text:tab/>&lt;span class="green"&gt;Green&lt;/span&gt;</text:p>
      <text:p text:style-name="P11"><text:tab/><text:tab/><text:tab/>&lt;/div&gt;</text:p>
      <text:p text:style-name="P11"><text:tab/><text:tab/><text:tab/>&lt;div&gt;</text:p>
      <text:p text:style-name="P11"><text:s text:c="2"/><text:tab/><text:tab/><text:tab/><text:tab/>&lt;span class="blue"&gt;Blue&lt;/span&gt;</text:p>
      <text:p text:style-name="P11"><text:tab/><text:tab/><text:tab/>&lt;/div&gt;</text:p>
      <text:p text:style-name="P11"><text:s text:c="3"/><text:tab/><text:tab/>&lt;/body&gt;</text:p>
      <text:p text:style-name="P6"><text:span text:style-name="T16"><text:s/></text:span><text:tab/><text:span text:style-name="T16">&lt;/html&gt;</text:span></text:p>
      <text:p text:style-name="P6"><text:span text:style-name="T16"/></text:p>
      <text:list xml:id="list1860925434157944780" text:style-name="L3">
        <text:list-item>
          <text:p text:style-name="P20"><text:span text:style-name="T3">The above code displays the <text:s/>green color is appeared in above because in this i applied in z-index positive1 value.</text:span></text:p>
        </text:list-item>
        <text:list-item>
          <text:p text:style-name="P20"><text:span text:style-name="T3">Remaining values are z-index negative values so it will appeared in below.</text:span></text:p>
        </text:list-item>
        <text:list-item>
          <text:p text:style-name="P20"><text:span text:style-name="T3">we are manually adjust the overlappings in z-index concept .the z-index concept only work on positioned elements.</text:span></text:p>
        </text:list-item>
        <text:list-item>
          <text:p text:style-name="P20"><text:span text:style-name="T3">No z-index or equal z-index = overlap determined by placement in DOM).</text:span></text:p>
        </text:list-item>
      </text:list>
      <text:p text:style-name="P3"/>
      <text:list xml:id="list154306559904301" text:continue-numbering="true" text:style-name="L3">
        <text:list-item>
          <text:p text:style-name="P20"><text:span text:style-name="T3">Higher values appear above lower values will only appeared based on the values of positive and nagative values.</text:span></text:p>
        </text:list-item>
      </text:list>
      <text:p text:style-name="P3"/>
      <text:list xml:id="list154307692128617" text:continue-numbering="true" text:style-name="L3">
        <text:list-item>
          <text:p text:style-name="P20"><text:span text:style-name="T3">Use relative if you're not interested in moving the object.</text:span></text:p>
        </text:list-item>
      </text:list>
      <text:p text:style-name="P3"><text:s/></text:p>
      <text:p text:style-name="P3">So finally the concept is The higher the z-index the closer to the front it will appear.</text:p>
      <text:p text:style-name="P3">It can be positive or negative..</text:p>
      <text:p text:style-name="P3"/>
      <text:p text:style-name="P3"/>
      <text:p text:style-name="P1"/>
      <text:p text:style-name="P3">And also i Learn more about how floats, positioning and z-index stacks.<text:span text:style-name="T23">in this field i used floats,positioning and z-index concepts.</text:span></text:p>
      <text:p text:style-name="P8"><text:span text:style-name="T23">Please see the below sample code.</text:span></text:p>
      <text:p text:style-name="P3"/>
      <text:p text:style-name="P7">&lt;!DOCTYPE html&gt;</text:p>
      <text:p text:style-name="P7"><text:soft-page-break/>&lt;html&gt;</text:p>
      <text:p text:style-name="P7"/>
      <text:p text:style-name="P7">&lt;head&gt;</text:p>
      <text:p text:style-name="P7"><text:s text:c="4"/>&lt;title&gt;Title&lt;/title&gt;</text:p>
      <text:p text:style-name="P7"><text:s text:c="4"/>&lt;style type="text/css"&gt;</text:p>
      <text:p text:style-name="P7"><text:s text:c="8"/>div {</text:p>
      <text:p text:style-name="P7"><text:s text:c="12"/>padding: 10px;</text:p>
      <text:p text:style-name="P7"><text:s text:c="12"/>text-align: center;</text:p>
      <text:p text:style-name="P7"><text:s text:c="8"/>}</text:p>
      <text:p text:style-name="P7"><text:s text:c="8"/></text:p>
      <text:p text:style-name="P7"><text:s text:c="8"/>b {</text:p>
      <text:p text:style-name="P7"><text:s text:c="12"/>font-family: sans-serif;</text:p>
      <text:p text:style-name="P7"><text:s text:c="8"/>}</text:p>
      <text:p text:style-name="P7"><text:s text:c="8"/></text:p>
      <text:p text:style-name="P7"><text:s text:c="8"/>#Siva {</text:p>
      <text:p text:style-name="P7"><text:s text:c="12"/>position: relative;</text:p>
      <text:p text:style-name="P7"><text:s text:c="12"/>z-index: 1;</text:p>
      <text:p text:style-name="P7"><text:s text:c="12"/>width: 150px;</text:p>
      <text:p text:style-name="P7"><text:s text:c="12"/>height: 200px;</text:p>
      <text:p text:style-name="P7"><text:s text:c="12"/>top: 10px;</text:p>
      <text:p text:style-name="P7"><text:s text:c="12"/>right: 140px;</text:p>
      <text:p text:style-name="P7"><text:s text:c="12"/>border: 1px dashed #900;</text:p>
      <text:p text:style-name="P7"><text:s text:c="12"/>background-color: red;</text:p>
      <text:p text:style-name="P7"><text:s text:c="12"/>top: 65px;</text:p>
      <text:p text:style-name="P7"><text:s text:c="12"/>left: 65px;</text:p>
      <text:p text:style-name="P7"><text:s text:c="8"/>}</text:p>
      <text:p text:style-name="P7"><text:s text:c="8"/></text:p>
      <text:p text:style-name="P7"><text:s text:c="8"/>#Naresh {</text:p>
      <text:p text:style-name="P7"><text:s text:c="12"/>height: 100px;</text:p>
      <text:p text:style-name="P7"><text:s text:c="12"/>border: 1px dashed #996;</text:p>
      <text:p text:style-name="P7"><text:s text:c="12"/>background-color: yellow;</text:p>
      <text:p text:style-name="P7"><text:soft-page-break/><text:s text:c="12"/>margin: 0px 10px 0px 10px;</text:p>
      <text:p text:style-name="P7"><text:s text:c="12"/>text-align: center;</text:p>
      <text:p text:style-name="P7"><text:s text:c="12"/>position: relative;</text:p>
      <text:p text:style-name="P7"><text:s text:c="12"/>top: 65px;</text:p>
      <text:p text:style-name="P7"><text:s text:c="12"/>left: 65px;</text:p>
      <text:p text:style-name="P7"><text:s text:c="8"/>}</text:p>
      <text:p text:style-name="P7"><text:s text:c="8"/></text:p>
      <text:p text:style-name="P7"><text:s text:c="8"/>#Mani {</text:p>
      <text:p text:style-name="P7"><text:s text:c="12"/>margin: 0px 10px 0px 20px;</text:p>
      <text:p text:style-name="P7"><text:s text:c="12"/>position: absolute;</text:p>
      <text:p text:style-name="P7"><text:s text:c="12"/>z-index: 1;</text:p>
      <text:p text:style-name="P7"><text:s text:c="12"/>float: left;</text:p>
      <text:p text:style-name="P7"><text:s text:c="12"/>width: 150px;</text:p>
      <text:p text:style-name="P7"><text:s text:c="12"/>height: 200px;</text:p>
      <text:p text:style-name="P7"><text:s text:c="12"/>border: 1px dashed #090;</text:p>
      <text:p text:style-name="P7"><text:s text:c="12"/>background-color: #9b42f4;</text:p>
      <text:p text:style-name="P7"><text:s text:c="8"/>}</text:p>
      <text:p text:style-name="P7"><text:s text:c="8"/></text:p>
      <text:p text:style-name="P7"><text:s text:c="8"/>#Bunny {</text:p>
      <text:p text:style-name="P7"><text:s text:c="12"/>margin: 0px 10px 0px 20px;</text:p>
      <text:p text:style-name="P7"><text:s text:c="12"/>position: fixed;</text:p>
      <text:p text:style-name="P7"><text:s text:c="12"/>z-index: 1;</text:p>
      <text:p text:style-name="P7"><text:s text:c="12"/>float: left;</text:p>
      <text:p text:style-name="P7"><text:s text:c="12"/>width: 150px;</text:p>
      <text:p text:style-name="P7"><text:s text:c="12"/>height: 200px;</text:p>
      <text:p text:style-name="P7"><text:s text:c="12"/>border: 1px dashed #090;</text:p>
      <text:p text:style-name="P7"><text:s text:c="12"/>background-color: blue;</text:p>
      <text:p text:style-name="P7"><text:s text:c="8"/>}</text:p>
      <text:p text:style-name="P7"><text:s text:c="8"/></text:p>
      <text:p text:style-name="P7"><text:s text:c="8"/>#Kumar {</text:p>
      <text:p text:style-name="P7"><text:s text:c="12"/>margin: 0px 20px 0px 10px;</text:p>
      <text:p text:style-name="P7"><text:soft-page-break/><text:s text:c="12"/>float: right;</text:p>
      <text:p text:style-name="P7"><text:s text:c="12"/>width: 150px;</text:p>
      <text:p text:style-name="P7"><text:s text:c="12"/>height: 200px;</text:p>
      <text:p text:style-name="P7"><text:s text:c="12"/>border: 1px dashed #090;</text:p>
      <text:p text:style-name="P7"><text:s text:c="12"/>background-color: #cfc;</text:p>
      <text:p text:style-name="P7"><text:s text:c="8"/>}</text:p>
      <text:p text:style-name="P7"><text:s text:c="8"/></text:p>
      <text:p text:style-name="P7"><text:s text:c="8"/>#Sonu {</text:p>
      <text:p text:style-name="P7"><text:s text:c="12"/>position: absolute;</text:p>
      <text:p text:style-name="P7"><text:s text:c="12"/>z-index: 1;</text:p>
      <text:p text:style-name="P7"><text:s text:c="12"/>width: 150px;</text:p>
      <text:p text:style-name="P7"><text:s text:c="12"/>height: 100px;</text:p>
      <text:p text:style-name="P7"><text:s text:c="12"/>top: 130px;</text:p>
      <text:p text:style-name="P7"><text:s text:c="12"/>left: 100px;</text:p>
      <text:p text:style-name="P7"><text:s text:c="12"/>border: 1px dashed #990;</text:p>
      <text:p text:style-name="P7"><text:s text:c="12"/>background-color: green;</text:p>
      <text:p text:style-name="P7"><text:s text:c="12"/>position: relative;</text:p>
      <text:p text:style-name="P7"><text:s text:c="12"/>top: 65px;</text:p>
      <text:p text:style-name="P7"><text:s text:c="12"/>left: 65px;</text:p>
      <text:p text:style-name="P7"><text:s text:c="8"/>}</text:p>
      <text:p text:style-name="P7"><text:s text:c="4"/>&lt;/style&gt;</text:p>
      <text:p text:style-name="P7"/>
      <text:p text:style-name="P7"><text:s text:c="4"/>&lt;body&gt;</text:p>
      <text:p text:style-name="P7"><text:s text:c="8"/>&lt;div id="Siva"&gt;</text:p>
      <text:p text:style-name="P7"><text:s text:c="12"/>&lt;b&gt;Siva&lt;/b&gt;</text:p>
      <text:p text:style-name="P7"><text:s text:c="12"/>&lt;br /&gt;position: relative;&lt;/div&gt;</text:p>
      <text:p text:style-name="P7"/>
      <text:p text:style-name="P7"><text:s text:c="8"/>&lt;div id="Mani"&gt;</text:p>
      <text:p text:style-name="P7"><text:s text:c="12"/>&lt;b&gt;Mani&lt;/b&gt;</text:p>
      <text:p text:style-name="P7"><text:s text:c="12"/>&lt;br /&gt;float: left;&lt;/div&gt;</text:p>
      <text:p text:style-name="P7"/>
      <text:p text:style-name="P7"><text:soft-page-break/><text:s text:c="8"/>&lt;div id="Kumar"&gt;</text:p>
      <text:p text:style-name="P7"><text:s text:c="12"/>&lt;b&gt;Kumar&lt;/b&gt;</text:p>
      <text:p text:style-name="P7"><text:s text:c="12"/>&lt;br /&gt;float: right;&lt;/div&gt;</text:p>
      <text:p text:style-name="P7"/>
      <text:p text:style-name="P7"><text:s text:c="8"/>&lt;br /&gt;</text:p>
      <text:p text:style-name="P7"/>
      <text:p text:style-name="P7"><text:s text:c="8"/>&lt;div id="Naresh"&gt;</text:p>
      <text:p text:style-name="P7"><text:s text:c="12"/>&lt;b&gt;Naresh&lt;/b&gt;</text:p>
      <text:p text:style-name="P7"><text:s text:c="12"/>&lt;br /&gt;no positioning&lt;/div&gt;</text:p>
      <text:p text:style-name="P7"/>
      <text:p text:style-name="P7"><text:s text:c="8"/>&lt;div id="Sonu"&gt;</text:p>
      <text:p text:style-name="P7"><text:s text:c="12"/>&lt;b&gt;Sonu&lt;/b&gt;</text:p>
      <text:p text:style-name="P7"><text:s text:c="12"/>&lt;br /&gt;position: absolute;&lt;/div&gt;</text:p>
      <text:p text:style-name="P7"><text:s text:c="8"/>&lt;br/&gt;</text:p>
      <text:p text:style-name="P7"><text:s text:c="8"/>&lt;div id="Bunny"&gt;</text:p>
      <text:p text:style-name="P7"><text:s text:c="12"/>&lt;b&gt;Bunny&lt;/b&gt;</text:p>
      <text:p text:style-name="P7"><text:s text:c="12"/>&lt;br /&gt;position:fixed;&lt;/div&gt;</text:p>
      <text:p text:style-name="P7"/>
      <text:p text:style-name="P7"><text:s text:c="4"/>&lt;/body&gt;</text:p>
      <text:p text:style-name="P7">&lt;/head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0:07:40.540373699</meta:creation-date>
    <dc:date>2018-08-10T15:43:04.909700552</dc:date>
    <meta:editing-duration>PT1H14M11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0" meta:paragraph-count="240" meta:word-count="887" meta:character-count="7238" meta:non-whitespace-character-count="5070"/>
  </office:meta>
</office:document-meta>
</file>